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704cm" fo:min-width="2.48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559cm" fo:min-width="3.1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cc66ff" draw:textarea-horizontal-align="justify" draw:textarea-vertical-align="middle" draw:auto-grow-height="false" fo:min-height="0.449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4" style:family="paragraph">
      <style:text-properties style:font-name="Courier 10 Pitch"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Courier 10 Pitch" fo:font-size="11pt" style:font-size-asian="11pt" style:font-size-complex="11pt"/>
    </style:style>
    <style:style style:name="P6" style:family="paragraph">
      <loext:graphic-properties draw:fill-color="#cc66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302cm" svg:height="1.27cm" svg:x="6.986cm" svg:y="2.27cm">
          <text:p text:style-name="P1"><text:span text:style-name="T1">filbert's rep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1" draw:id="id1" draw:layer="layout" svg:width="5.207cm" svg:height="1.143cm" svg:x="5.89cm" svg:y="6.907cm">
          <text:p text:style-name="P1"><text:span text:style-name="T1">filbert's worksp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83cm" svg:height="0.704cm" svg:x="8.443cm" svg:y="3.748cm">
          <draw:text-box>
            <text:p text:style-name="P4"><text:span text:style-name="T1">git commit</text:span></text:p>
          </draw:text-box>
        </draw:frame>
        <draw:custom-shape draw:style-name="gr4" draw:text-style-name="P6" xml:id="id2" draw:id="id2" draw:layer="layout" svg:width="5.588cm" svg:height="1.397cm" svg:x="5.699cm" svg:y="4.556cm">
          <text:p text:style-name="P1"><text:span text:style-name="T2">filbert's</text:span></text:p>
          <text:p text:style-name="P1"><text:span text:style-name="T2">staging are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8.494cm" svg:y1="6.907cm" svg:x2="8.493cm" svg:y2="5.953cm" draw:start-shape="id1" draw:start-glue-point="4" draw:end-shape="id2" draw:end-glue-point="6" svg:d="M8494 6907l-1-954" svg:viewBox="0 0 2 955">
          <text:p/>
        </draw:connector>
        <draw:connector draw:style-name="gr5" draw:text-style-name="P7" draw:layer="layout" draw:type="line" svg:x1="8.493cm" svg:y1="4.556cm" svg:x2="8.478cm" svg:y2="3.54cm" draw:start-shape="id2" draw:start-glue-point="4" draw:end-shape="id3" draw:end-glue-point="7" svg:d="M8493 4556l-15-1016" svg:viewBox="0 0 16 1017">
          <text:p/>
        </draw:connector>
        <draw:frame draw:style-name="gr3" draw:text-style-name="P5" draw:layer="layout" svg:width="2.132cm" svg:height="0.704cm" svg:x="8.443cm" svg:y="6.148cm">
          <draw:text-box>
            <text:p text:style-name="P4"><text:span text:style-name="T1">git ad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1:52:54.285815200</meta:creation-date>
    <dc:date>2018-11-19T12:14:51.383101619</dc:date>
    <meta:editing-duration>PT46S</meta:editing-duration>
    <meta:editing-cycles>1</meta:editing-cycles>
    <meta:document-statistic meta:object-count="7"/>
    <meta:generator>LibreOffice/5.1.6.2$Linux_X86_64 LibreOffice_project/10m0$Build-2</meta:generator>
  </office:meta>
</office:document-meta>
</file>